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8000000796BE64178FD497EAB.png" manifest:media-type="image/png"/>
  <manifest:file-entry manifest:full-path="Pictures/20000024000009ED00000A0774C7D9979BE89516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Звичайний">
        <draw:frame draw:style-name="gr1" draw:text-style-name="P1" draw:layer="layout" svg:width="2.374cm" svg:height="2.37cm" svg:x="0.196cm" svg:y="0.2cm">
          <draw:image xlink:href="Pictures/20000024000009ED00000A0774C7D9979BE89516.svm" xlink:type="simple" xlink:show="embed" xlink:actuate="onLoad" draw:mime-type="image/x-svm">
            <text:p/>
          </draw:image>
          <draw:image xlink:href="Pictures/1000000100000078000000796BE64178FD497EA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99cm" fo:margin-bottom="0.201cm" fo:margin-left="0.196cm" fo:margin-right="0.202cm" fo:page-width="2.8cm" fo:page-height="2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0-25T19:43:13.606000000</dc:date>
    <meta:editing-duration>PT14S</meta:editing-duration>
    <meta:editing-cycles>1</meta:editing-cycles>
    <meta:document-statistic meta:object-count="1"/>
    <meta:generator>LibreOffice/7.2.2.2$Windows_X86_64 LibreOffice_project/02b2acce88a210515b4a5bb2e46cbfb63fe97d56</meta:generator>
  </office:meta>
</office:document-meta>
</file>